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1.63mm"/>
    </style:style>
    <style:style style:name="co2" style:family="table-column">
      <style:table-column-properties fo:break-before="auto" style:column-width="48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24.85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36.85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28.13mm"/>
    </style:style>
    <style:style style:name="co12" style:family="table-column">
      <style:table-column-properties fo:break-before="auto" style:column-width="13.97mm"/>
    </style:style>
    <style:style style:name="co13" style:family="table-column">
      <style:table-column-properties fo:break-before="auto" style:column-width="44.75mm"/>
    </style:style>
    <style:style style:name="co14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3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ufwand, Person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Aufwand (Wochenstunden)</text:p>
          </table:table-cell>
        </table:table-row>
        <table:table-row table:style-name="ro1">
          <table:table-cell office:value-type="string" calcext:value-type="string">
            <text:p>Deskto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tensicheru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-Ma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uck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teiaustaus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efon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üroanwendung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b-Auftrit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elpdes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hulu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Gesamtaufwand</text:p>
          </table:table-cell>
          <table:table-cell table:style-name="ce4" table:formula="of:=SUM([.B2:.B11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duktivstunden pro MA und Woch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>
            <text:p>Anzahl Mitarbeiter</text:p>
          </table:table-cell>
          <table:table-cell table:style-name="ce4" table:formula="of:=[.B12]/[.B1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-Lei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-Angestellte</text:p>
          </table:table-cell>
          <table:table-cell office:value-type="float" office:value="2" calcext:value-type="float">
            <text:p>2</text:p>
          </table:table-cell>
        </table:table-row>
      </table:table>
      <table:table table:name="IT-Produktionsmittel" table:style-name="ta1"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ce5"/>
        <table:table-column table:style-name="co3" table:number-columns-repeated="1018" table:default-cell-style-name="Default"/>
        <table:table-row table:style-name="ro1">
          <table:table-cell table:style-name="ce4" office:value-type="string" calcext:value-type="string">
            <text:p>Produktionsmittel</text:p>
          </table:table-cell>
          <table:table-cell table:style-name="ce4" office:value-type="string" calcext:value-type="string">
            <text:p>Preis/Einheit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Kosten</text:p>
          </table:table-cell>
          <table:table-cell table:style-name="ce4" office:value-type="string" calcext:value-type="string">
            <text:p>Lebensdauer (Jahre)</text:p>
          </table:table-cell>
          <table:table-cell table:style-name="ce4" office:value-type="string" calcext:value-type="string">
            <text:p>Abschreibung/Koste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Web-Server</text:p>
          </table:table-cell>
          <table:table-cell office:value-type="currency" office:currency="CHF" office:value="8000" calcext:value-type="currency">
            <text:p>CHF 8'000.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currency" office:currency="CHF" office:value="16000" calcext:value-type="currency">
            <text:p>CHF 16'000.00</text:p>
          </table:table-cell>
          <table:table-cell office:value-type="float" office:value="5" calcext:value-type="float">
            <text:p>5</text:p>
          </table:table-cell>
          <table:table-cell table:formula="of:=[.D2]/[.E2]" office:value-type="currency" office:currency="CHF" office:value="3200" calcext:value-type="currency">
            <text:p>CHF 3'2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l-Server</text:p>
          </table:table-cell>
          <table:table-cell office:value-type="currency" office:currency="CHF" office:value="5000" calcext:value-type="currency">
            <text:p>CHF 5'000.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currency" office:currency="CHF" office:value="5000" calcext:value-type="currency">
            <text:p>CHF 5'000.00</text:p>
          </table:table-cell>
          <table:table-cell office:value-type="float" office:value="5" calcext:value-type="float">
            <text:p>5</text:p>
          </table:table-cell>
          <table:table-cell table:formula="of:=[.D3]/[.E3]" office:value-type="currency" office:currency="CHF" office:value="1000" calcext:value-type="currency">
            <text:p>CHF 1'0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kstations IT</text:p>
          </table:table-cell>
          <table:table-cell office:value-type="currency" office:currency="CHF" office:value="3000" calcext:value-type="currency">
            <text:p>CHF 3'000.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currency" office:currency="CHF" office:value="9000" calcext:value-type="currency">
            <text:p>CHF 9'000.00</text:p>
          </table:table-cell>
          <table:table-cell office:value-type="float" office:value="3" calcext:value-type="float">
            <text:p>3</text:p>
          </table:table-cell>
          <table:table-cell table:formula="of:=[.D4]/[.E4]" office:value-type="currency" office:currency="CHF" office:value="3000" calcext:value-type="currency">
            <text:p>CHF 3'0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wall</text:p>
          </table:table-cell>
          <table:table-cell office:value-type="currency" office:currency="CHF" office:value="2000" calcext:value-type="currency">
            <text:p>CHF 2'000.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currency" office:currency="CHF" office:value="10000" calcext:value-type="currency">
            <text:p>CHF 10'000.00</text:p>
          </table:table-cell>
          <table:table-cell office:value-type="float" office:value="5" calcext:value-type="float">
            <text:p>5</text:p>
          </table:table-cell>
          <table:table-cell table:formula="of:=[.D5]/[.E5]" office:value-type="currency" office:currency="CHF" office:value="2000" calcext:value-type="currency">
            <text:p>CHF 2'0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tch</text:p>
          </table:table-cell>
          <table:table-cell office:value-type="currency" office:currency="CHF" office:value="2000" calcext:value-type="currency">
            <text:p>CHF 2'000.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currency" office:currency="CHF" office:value="10000" calcext:value-type="currency">
            <text:p>CHF 10'000.00</text:p>
          </table:table-cell>
          <table:table-cell office:value-type="float" office:value="5" calcext:value-type="float">
            <text:p>5</text:p>
          </table:table-cell>
          <table:table-cell table:formula="of:=[.D6]/[.E6]" office:value-type="currency" office:currency="CHF" office:value="2000" calcext:value-type="currency">
            <text:p>CHF 2'0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kabelung</text:p>
          </table:table-cell>
          <table:table-cell office:value-type="currency" office:currency="CHF" office:value="500" calcext:value-type="currency">
            <text:p>CHF 500.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currency" office:currency="CHF" office:value="2500" calcext:value-type="currency">
            <text:p>CHF 2'500.00</text:p>
          </table:table-cell>
          <table:table-cell office:value-type="float" office:value="8" calcext:value-type="float">
            <text:p>8</text:p>
          </table:table-cell>
          <table:table-cell table:formula="of:=[.D7]/[.E7]" office:value-type="currency" office:currency="CHF" office:value="312.5" calcext:value-type="currency">
            <text:p>CHF 312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limaanlage</text:p>
          </table:table-cell>
          <table:table-cell office:value-type="currency" office:currency="CHF" office:value="4000" calcext:value-type="currency">
            <text:p>CHF 4'000.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currency" office:currency="CHF" office:value="4000" calcext:value-type="currency">
            <text:p>CHF 4'000.00</text:p>
          </table:table-cell>
          <table:table-cell office:value-type="float" office:value="10" calcext:value-type="float">
            <text:p>10</text:p>
          </table:table-cell>
          <table:table-cell table:formula="of:=[.D8]/[.E8]" office:value-type="currency" office:currency="CHF" office:value="400" calcext:value-type="currency">
            <text:p>CHF 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om</text:p>
          </table:table-cell>
          <table:table-cell office:value-type="currency" office:currency="CHF" office:value="2000" calcext:value-type="currency">
            <text:p>CHF 2'000.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currency" office:currency="CHF" office:value="2000" calcext:value-type="currency">
            <text:p>CHF 2'000.00</text:p>
          </table:table-cell>
          <table:table-cell office:value-type="float" office:value="1" calcext:value-type="float">
            <text:p>1</text:p>
          </table:table-cell>
          <table:table-cell table:formula="of:=[.D9]/[.E9]" office:value-type="currency" office:currency="CHF" office:value="2000" calcext:value-type="currency">
            <text:p>CHF 2'000.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Gesamtkosten</text:p>
          </table:table-cell>
          <table:table-cell table:style-name="ce4" table:number-columns-repeated="2"/>
          <table:table-cell table:style-name="ce6" table:formula="of:=SUM([.D2:.D9])" office:value-type="currency" office:currency="CHF" office:value="58500" calcext:value-type="currency">
            <text:p>CHF 58'500.00</text:p>
          </table:table-cell>
          <table:table-cell table:style-name="ce4"/>
          <table:table-cell table:style-name="ce6" table:formula="of:=SUM([.F2:.F9])" office:value-type="currency" office:currency="CHF" office:value="13912.5" calcext:value-type="currency">
            <text:p>CHF 13'912.50</text:p>
          </table:table-cell>
          <table:table-cell table:number-columns-repeated="1018"/>
        </table:table-row>
      </table:table>
      <table:table table:name="IT-Abteilung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Budgetposten</text:p>
          </table:table-cell>
          <table:table-cell table:style-name="ce4" office:value-type="string" calcext:value-type="string">
            <text:p>Preis (jährlich)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Kosten</text:p>
          </table:table-cell>
          <table:table-cell/>
        </table:table-row>
        <table:table-row table:style-name="ro1">
          <table:table-cell office:value-type="string" calcext:value-type="string">
            <text:p>Büro</text:p>
          </table:table-cell>
          <table:table-cell table:style-name="ce12" office:value-type="currency" office:currency="CHF" office:value="20000" calcext:value-type="currency">
            <text:p>CHF 20'000.00</text:p>
          </table:table-cell>
          <table:table-cell office:value-type="float" office:value="1" calcext:value-type="float">
            <text:p>1</text:p>
          </table:table-cell>
          <table:table-cell table:style-name="ce5" table:formula="of:=[.C2]*[.B2]" office:value-type="currency" office:currency="CHF" office:value="20000" calcext:value-type="currency">
            <text:p>CHF 20'000.00</text:p>
          </table:table-cell>
          <table:table-cell/>
        </table:table-row>
        <table:table-row table:style-name="ro1">
          <table:table-cell office:value-type="string" calcext:value-type="string">
            <text:p>Rechenzentrum</text:p>
          </table:table-cell>
          <table:table-cell table:style-name="ce12" office:value-type="currency" office:currency="CHF" office:value="88000" calcext:value-type="currency">
            <text:p>CHF 88'000.00</text:p>
          </table:table-cell>
          <table:table-cell office:value-type="float" office:value="1" calcext:value-type="float">
            <text:p>1</text:p>
          </table:table-cell>
          <table:table-cell table:style-name="ce5" table:formula="of:=[.C3]*[.B3]" office:value-type="currency" office:currency="CHF" office:value="88000" calcext:value-type="currency">
            <text:p>CHF 88'000.00</text:p>
          </table:table-cell>
          <table:table-cell/>
        </table:table-row>
        <table:table-row table:style-name="ro1">
          <table:table-cell office:value-type="string" calcext:value-type="string">
            <text:p>IT-Leitung</text:p>
          </table:table-cell>
          <table:table-cell table:style-name="ce12" office:value-type="currency" office:currency="CHF" office:value="160000" calcext:value-type="currency">
            <text:p>CHF 160'000.00</text:p>
          </table:table-cell>
          <table:table-cell table:formula="of:=['Aufwand, Personal'.B15]" office:value-type="float" office:value="1" calcext:value-type="float">
            <text:p>1</text:p>
          </table:table-cell>
          <table:table-cell table:style-name="ce5" table:formula="of:=[.C4]*[.B4]" office:value-type="currency" office:currency="CHF" office:value="160000" calcext:value-type="currency">
            <text:p>CHF 160'000.00</text:p>
          </table:table-cell>
          <table:table-cell/>
        </table:table-row>
        <table:table-row table:style-name="ro1">
          <table:table-cell office:value-type="string" calcext:value-type="string">
            <text:p>IT-Mitarbeiter</text:p>
          </table:table-cell>
          <table:table-cell table:style-name="ce12" office:value-type="currency" office:currency="CHF" office:value="100000" calcext:value-type="currency">
            <text:p>CHF 100'000.00</text:p>
          </table:table-cell>
          <table:table-cell table:formula="of:=['Aufwand, Personal'.B16]" office:value-type="float" office:value="2" calcext:value-type="float">
            <text:p>2</text:p>
          </table:table-cell>
          <table:table-cell table:style-name="ce5" table:formula="of:=[.C5]*[.B5]" office:value-type="currency" office:currency="CHF" office:value="200000" calcext:value-type="currency">
            <text:p>CHF 200'000.00</text:p>
          </table:table-cell>
          <table:table-cell/>
        </table:table-row>
        <table:table-row table:style-name="ro1">
          <table:table-cell office:value-type="string" calcext:value-type="string">
            <text:p>Abschreibungen</text:p>
          </table:table-cell>
          <table:table-cell table:style-name="ce12" table:formula="of:=['IT-Produktionsmittel'.F10]" office:value-type="currency" office:currency="CHF" office:value="13912.5" calcext:value-type="currency">
            <text:p>CHF 13'912.50</text:p>
          </table:table-cell>
          <table:table-cell office:value-type="float" office:value="1" calcext:value-type="float">
            <text:p>1</text:p>
          </table:table-cell>
          <table:table-cell table:style-name="ce5" table:formula="of:=[.C6]*[.B6]" office:value-type="currency" office:currency="CHF" office:value="13912.5" calcext:value-type="currency">
            <text:p>CHF 13'912.50</text:p>
          </table:table-cell>
          <table:table-cell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3"/>
          <table:table-cell/>
          <table:table-cell table:style-name="ce6" table:formula="of:=SUM([.D2:.D6])" office:value-type="currency" office:currency="CHF" office:value="481912.5" calcext:value-type="currency">
            <text:p>CHF 481'912.50</text:p>
          </table:table-cell>
          <table:table-cell/>
        </table:table-row>
        <table:table-row table:style-name="ro1">
          <table:table-cell/>
          <table:table-cell table:style-name="ce14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 table:number-rows-repeated="3">
          <table:table-cell table:number-columns-repeated="5"/>
        </table:table-row>
        <table:table-row table:style-name="ro1" table:number-rows-repeated="5">
          <table:table-cell table:number-columns-repeated="4"/>
          <table:table-cell table:style-name="ce14"/>
        </table:table-row>
        <table:table-row table:style-name="ro1">
          <table:table-cell table:number-columns-repeated="4"/>
          <table:table-cell table:style-name="ce14"/>
        </table:table-row>
      </table:table>
      <table:table table:name="Kostenschätzung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5"/>
        <table:table-column table:style-name="co3" table:number-columns-repeated="3" table:default-cell-style-name="Default"/>
        <table:table-column table:style-name="co3" table:default-cell-style-name="ce2"/>
        <table:table-column table:style-name="co3" table:number-columns-repeated="1017" table:default-cell-style-name="Default"/>
        <table:table-row table:style-name="ro1"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ochenstunden</text:p>
          </table:table-cell>
          <table:table-cell table:style-name="ce4" office:value-type="string" calcext:value-type="string">
            <text:p>IT-Kosten pro Service</text:p>
          </table:table-cell>
          <table:table-cell table:style-name="ce4" table:number-columns-repeated="3"/>
          <table:table-cell table:style-name="ce7"/>
          <table:table-cell table:style-name="ce4" table:number-columns-repeated="1017"/>
        </table:table-row>
        <table:table-row table:style-name="ro1">
          <table:table-cell office:value-type="string" calcext:value-type="string">
            <text:p>Desktop</text:p>
          </table:table-cell>
          <table:table-cell table:formula="of:=['Aufwand, Personal'.B2]" office:value-type="float" office:value="20" calcext:value-type="float">
            <text:p>20</text:p>
          </table:table-cell>
          <table:table-cell table:formula="of:=[.B2]*[.$B$14]" office:value-type="currency" office:currency="CHF" office:value="107091.666666667" calcext:value-type="currency">
            <text:p>CHF 107'091.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nsicherung</text:p>
          </table:table-cell>
          <table:table-cell table:formula="of:=['Aufwand, Personal'.B3]" office:value-type="float" office:value="4" calcext:value-type="float">
            <text:p>4</text:p>
          </table:table-cell>
          <table:table-cell table:formula="of:=[.B3]*[.$B$14]" office:value-type="currency" office:currency="CHF" office:value="21418.3333333333" calcext:value-type="currency">
            <text:p>CHF 21'418.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-Mail</text:p>
          </table:table-cell>
          <table:table-cell table:formula="of:=['Aufwand, Personal'.B4]" office:value-type="float" office:value="5" calcext:value-type="float">
            <text:p>5</text:p>
          </table:table-cell>
          <table:table-cell table:formula="of:=[.B4]*[.$B$14]" office:value-type="currency" office:currency="CHF" office:value="26772.9166666667" calcext:value-type="currency">
            <text:p>CHF 26'772.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ucken</text:p>
          </table:table-cell>
          <table:table-cell table:formula="of:=['Aufwand, Personal'.B5]" office:value-type="float" office:value="2" calcext:value-type="float">
            <text:p>2</text:p>
          </table:table-cell>
          <table:table-cell table:formula="of:=[.B5]*[.$B$14]" office:value-type="currency" office:currency="CHF" office:value="10709.1666666667" calcext:value-type="currency">
            <text:p>CHF 10'709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iaustausch</text:p>
          </table:table-cell>
          <table:table-cell table:formula="of:=['Aufwand, Personal'.B6]" office:value-type="float" office:value="3" calcext:value-type="float">
            <text:p>3</text:p>
          </table:table-cell>
          <table:table-cell table:formula="of:=[.B6]*[.$B$14]" office:value-type="currency" office:currency="CHF" office:value="16063.75" calcext:value-type="currency">
            <text:p>CHF 16'063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efonie</text:p>
          </table:table-cell>
          <table:table-cell table:formula="of:=['Aufwand, Personal'.B7]" office:value-type="float" office:value="4" calcext:value-type="float">
            <text:p>4</text:p>
          </table:table-cell>
          <table:table-cell table:formula="of:=[.B7]*[.$B$14]" office:value-type="currency" office:currency="CHF" office:value="21418.3333333333" calcext:value-type="currency">
            <text:p>CHF 21'418.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üroanwendungen</text:p>
          </table:table-cell>
          <table:table-cell table:formula="of:=['Aufwand, Personal'.B8]" office:value-type="float" office:value="4" calcext:value-type="float">
            <text:p>4</text:p>
          </table:table-cell>
          <table:table-cell table:formula="of:=[.B8]*[.$B$14]" office:value-type="currency" office:currency="CHF" office:value="21418.3333333333" calcext:value-type="currency">
            <text:p>CHF 21'418.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-Auftritt</text:p>
          </table:table-cell>
          <table:table-cell table:formula="of:=['Aufwand, Personal'.B9]" office:value-type="float" office:value="40" calcext:value-type="float">
            <text:p>40</text:p>
          </table:table-cell>
          <table:table-cell table:formula="of:=[.B9]*[.$B$14]" office:value-type="currency" office:currency="CHF" office:value="214183.333333333" calcext:value-type="currency">
            <text:p>CHF 214'183.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pdesk</text:p>
          </table:table-cell>
          <table:table-cell table:formula="of:=['Aufwand, Personal'.B10]" office:value-type="float" office:value="6" calcext:value-type="float">
            <text:p>6</text:p>
          </table:table-cell>
          <table:table-cell table:formula="of:=[.B10]*[.$B$14]" office:value-type="currency" office:currency="CHF" office:value="32127.5" calcext:value-type="currency">
            <text:p>CHF 32'127.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ulung</text:p>
          </table:table-cell>
          <table:table-cell table:formula="of:=['Aufwand, Personal'.B11]" office:value-type="float" office:value="2" calcext:value-type="float">
            <text:p>2</text:p>
          </table:table-cell>
          <table:table-cell table:formula="of:=[.B11]*[.$B$14]" office:value-type="currency" office:currency="CHF" office:value="10709.1666666667" calcext:value-type="currency">
            <text:p>CHF 10'709.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chenstunden</text:p>
          </table:table-cell>
          <table:table-cell table:style-name="ce4" table:formula="of:=SUM([.B2:.B11])" office:value-type="float" office:value="90" calcext:value-type="float">
            <text:p>90</text:p>
          </table:table-cell>
          <table:table-cell table:style-name="ce6"/>
          <table:table-cell table:style-name="ce4" table:number-columns-repeated="3"/>
          <table:table-cell table:style-name="ce8"/>
          <table:table-cell table:style-name="ce4" table:number-columns-repeated="1017"/>
        </table:table-row>
        <table:table-row table:style-name="ro1">
          <table:table-cell office:value-type="string" calcext:value-type="string">
            <text:p>Gesamtkosten</text:p>
          </table:table-cell>
          <table:table-cell table:style-name="ce5" table:formula="of:=['IT-Abteilung'.D7]" office:value-type="currency" office:currency="CHF" office:value="481912.5" calcext:value-type="currency">
            <text:p>CHF 481'912.50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Kosten pro Wochenstunde</text:p>
          </table:table-cell>
          <table:table-cell table:style-name="ce5" table:formula="of:=[.B13]/[.B12]" office:value-type="currency" office:currency="CHF" office:value="5354.58333333333" calcext:value-type="currency">
            <text:p>CHF 5'354.58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.00.0000</text:date>, <text:time style:data-style-name="N2" text:time-value="11:48:38.974165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Bucher</meta:initial-creator>
    <meta:creation-date>2017-05-01T17:37:15.016565364</meta:creation-date>
    <dc:date>2017-05-02T12:20:11.858940816</dc:date>
    <dc:creator>Patrick Bucher</dc:creator>
    <meta:editing-duration>PT44M7S</meta:editing-duration>
    <meta:editing-cycles>37</meta:editing-cycles>
    <meta:generator>LibreOffice/5.3.2.2$Linux_X86_64 LibreOffice_project/30m0$Build-2</meta:generator>
    <meta:document-statistic meta:table-count="4" meta:cell-count="155" meta:object-count="0"/>
  </office:meta>
</office:document-meta>
</file>